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language="fi" fo:country="FI"/>
    </style:style>
    <style:style style:name="P2" style:family="paragraph" style:parent-style-name="Standard">
      <style:text-properties fo:language="fi" fo:country="FI" fo:font-weight="bold" style:font-weight-asian="bold"/>
    </style:style>
    <style:style style:name="P3" style:family="paragraph" style:parent-style-name="Standard">
      <style:text-properties fo:language="fi" fo:country="FI" fo:font-style="italic" style:font-style-asian="italic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6pt" fo:language="fi" fo:country="FI" fo:font-weight="bold" style:font-size-asian="16pt" style:font-weight-asian="bold" style:font-size-complex="16pt"/>
    </style:style>
    <style:style style:name="T3" style:family="text">
      <style:text-properties fo:language="fi" fo:country="FI"/>
    </style:style>
    <style:style style:name="T4" style:family="text">
      <style:text-properties fo:language="fi" fo:country="FI" fo:font-weight="bold" style:font-weight-asian="bold"/>
    </style:style>
    <style:style style:name="T5" style:family="text">
      <style:text-properties fo:language="fi" fo:country="FI" fo:font-style="italic" style:font-style-asian="italic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GoBack"/><text:span text:style-name="T1">Departementet / Kvensk språk og kultur får støtte</text:span></text:p>
      <text:p text:style-name="Standard"><text:span text:style-name="T1">Oversatt til kvensk: Kainun institutti - Kvensk institutt / Pirjo Paavalniemi 27.01.15</text:span></text:p>
      <text:p text:style-name="Standard"/>
      <text:p text:style-name="Standard"/>
      <text:p text:style-name="Standard"/>
      <text:p text:style-name="Standard"><text:span text:style-name="T2">Kväänin eli kainun kieli ja kulttuuri saapi kuurttoo</text:span></text:p>
      <text:p text:style-name="P2"/>
      <text:p text:style-name="Standard"><text:span text:style-name="T4">- Hallitus halluu nostaat ylös kväänin eli kainun kielen ja kulttuurin. Siksi met kuuroma prošektiita jokka elästytethään kväänin kieltä, piđethään vaarin kulttuuritradišuuniista ja muistelhaan kvääniin/ruijansuomalaisten kulttuurista, sannoo staatinsekretääri Anne Karin Olli.</text:span></text:p>
      <text:p text:style-name="P1"/>
      <text:p text:style-name="Standard"><text:span text:style-name="T3">Kuurttoo annethaan uuđesta kväänin kielen ja kvääniin/ruijansuomalaisten kulttuurin kuurtopostista. Omasvuonon kielisentteri ja Haltiin kväänisentteri saađhaan toimii varten 650 000 kruunuu. Kvääni-aviisi Ruijan Kaiku saapi 700 000 kruunuu ekstrakuurttoo. </text:span></text:p>
      <text:p text:style-name="P1"/>
      <text:p text:style-name="Standard"><text:span text:style-name="T4">Muistelhaan kvääniin ja ruijansuomalaisten kulttuurista</text:span></text:p>
      <text:p text:style-name="Standard"><text:span text:style-name="T3">Siivet AS oon viimi vuossiin aikana saanu usseesti kuurttoo filmiprodukšuunii varten. Siivet-filmit muistelhaan hyvin kvääniin/ruijansuomalaisten kulttuurista. Usseemat filmit oon näytetty NRK:ssa ja monet kattoojat oon nähneet filmit. Tänä vuona Siivet saapi kuurttoo lasten animašuunifilmin ja dokumentaarifilmin </text:span><text:span text:style-name="T5">Fra Grand til Köykiniemi</text:span><text:span text:style-name="T3"> tekemistä varten. Dokumentaarifilmi muistelee kahđen kvääni-veljeksen erilaisista valinoista. </text:span></text:p>
      <text:p text:style-name="P1"/>
      <text:p text:style-name="Standard"><text:span text:style-name="T3">Lighthouse Production saapi kuurttoo dokumentaarifilmin </text:span><text:span text:style-name="T5">Det hemmelige språket</text:span><text:span text:style-name="T3"> tekemistä varten. Filmi muistelee kväänihistooriasta, ja siitä kuinka se vaikuttaa identiteetthiin ja ittetunthoon ko kväänit oon mistattanheet kielen. Filmin aijothaan näyttäät TV:ssä ja lisäksi sen saattaa lastata netistä.</text:span></text:p>
      <text:p text:style-name="P1"/>
      <text:p text:style-name="Standard"><text:span text:style-name="T3">Lisäksi Haltiin kväänisentteri saapi kuurttoo jolla het tehđään videon ja piđethään leirin nuorile ja perheile. Video muistelee kväänin kielestä ja kulttuurista Pohjais-Tromssassa. Vesisaaren Varengin museo saapi kuurttoo näyttelyprošekthiin </text:span><text:span text:style-name="T5">Varangerhus – det mangfoldige huset.</text:span></text:p>
      <text:p text:style-name="P1"/>
      <text:p text:style-name="Standard"><text:span text:style-name="T3">Kielikurssit, aijankirjoitusten julkaisut ja kvääninkieliset lastenkirjat saađhaan kans kuurttoo.</text:span></text:p>
      <text:p text:style-name="P3"/>
      <text:p text:style-name="P1"/>
      <text:p text:style-name="Standard"><text:a xlink:type="simple" xlink:href="https://www.regjeringen.no/nb/tema/urfolk-og-minoriteter/nasjonale-minoriteter/midtspalte/fordeling-av-tilskudd-til-nasjonale-mino/id516798/" text:style-name="Internet_20_link" text:visited-style-name="Visited_20_Internet_20_Link">Se samlet oversikt over fordelingene</text:a>.</text:p>
      <text:p text:style-name="Standard"/>
      <text:p text:style-name="P4"/>
      <text:p text:style-name="Standard"/>
      <text:p text:style-name="Standard"><text:soft-page-break/>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6">Kvensk språk og kultur får støtte</text:span></text:p>
      <text:p text:style-name="P5"/>
      <text:p text:style-name="Standard"><text:span text:style-name="T6">- Regjeringen ønsker å gi kvensk språk og kultur et løft. Vi gir derfor støtte til en rekke prosjekter som revitaliserer kvensk språk, tar vare på kulturtradisjoner og formidler kvensk/norskfinsk kultur til offentligheten, sier statssekretær Anne Karin Olli. </text:span></text:p>
      <text:p text:style-name="P5"/>
      <text:p text:style-name="Standard">Tilskuddene blir gitt over tilskuddsposten for kvensk språk og kvensk/norskfinsk kultur som er ny i år. Det blir også gitt 650 000 kroner i driftsstøtte til Storfjord språksenter og Halti kvenkultursenter, og 700 000 kroner i ekstra driftsstøtte til den kvenske avisen Ruijan Kaiku. </text:p>
      <text:p text:style-name="P5"/>
      <text:p text:style-name="Standard"><text:span text:style-name="T6">Kvensk/norskfinsk kultur formidles til allmennheten </text:span></text:p>
      <text:p text:style-name="Standard">Siivet AS har fått støtte til en rekke av sine filmproduksjoner de siste årene. Siivets filmer er gode formidlere av den kvenske/norskfinske kulturen, flere av filmene er vist på NRK og når dermed ut til et bredt publikum. I år får Siivet støtte til en animasjonsfilm for barn og til dokumentarfilmen <text:span text:style-name="T7">Fra Grand til Köykiniemi</text:span> – en film som viser to kvenske brødres ulike livsvalg. </text:p>
      <text:p text:style-name="Standard"/>
      <text:p text:style-name="Standard">Lighthouse Production får støtte til å lage dokumentarfilmen <text:span text:style-name="T7">Det hemmelige språket</text:span>. Filmen vil ta for seg kvensk historie, følgene av at kvenene ble fratatt sitt språk og hva dette har hatt å si for identitet og selvfølelse. Filmen er planlagt vist på TV og vil i tillegg kunne lastes ned på nett. </text:p>
      <text:p text:style-name="Standard"/>
      <text:p text:style-name="Standard">I tillegg får Halti kvenkultursenter støtte til en videoinstallasjon om kvensk språk og kultur i Nord-Troms og til å arrangere både ungdoms- og familieleire. Varanger museum i Vadsø får støtte til utstillingsprosjektet <text:span text:style-name="T7">Varangerhus – det mangfoldige huset. </text:span></text:p>
      <text:p text:style-name="P6"/>
      <text:p text:style-name="Standard">Det blir også gitt støtte til språkkurs, utgivelse av tidsskrifter og til barnebøker på kvensk. </text:p>
      <text:p text:style-name="Standard"><text:line-break/></text:p>
      <text:p text:style-name="Standard"><text:a xlink:type="simple" xlink:href="https://www.regjeringen.no/nb/tema/urfolk-og-minoriteter/nasjonale-minoriteter/midtspalte/fordeling-av-tilskudd-til-nasjonale-mino/id516798/" text:style-name="Internet_20_link" text:visited-style-name="Visited_20_Internet_20_Link">Se samlet oversikt over fordelingene</text:a>.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nb" fo:country="NO" style:letter-kerning="false" style:font-name-asian="ＭＳ 明朝" style:font-size-asian="12pt" style:language-asian="nb" style:country-asian="NO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nb" fo:country="NO" style:letter-kerning="false" style:font-name-asian="ＭＳ 明朝" style:font-size-asian="12pt" style:language-asian="nb" style:country-asian="NO" style:font-name-complex="F" style:font-size-complex="12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rjo Paavalniemi</meta:initial-creator>
    <dc:creator>Pirjo Paavalniemi</dc:creator>
    <meta:editing-cycles>2</meta:editing-cycles>
    <meta:creation-date>2017-06-14T11:24:00</meta:creation-date>
    <dc:date>2017-06-14T11:24:00</dc:date>
    <meta:editing-duration>PT1M</meta:editing-duration>
    <meta:generator>LibreOffice/6.4.6.2$Linux_X86_64 LibreOffice_project/40$Build-2</meta:generator>
    <meta:document-statistic meta:table-count="0" meta:image-count="0" meta:object-count="0" meta:page-count="3" meta:paragraph-count="21" meta:word-count="487" meta:character-count="3619" meta:non-whitespace-character-count="3139"/>
    <meta:user-defined meta:name="AppVersion">15.0000</meta:user-defined>
    <meta:user-defined meta:name="Company">Kainun institutti - Kvensk institutt</meta:user-defined>
    <meta:user-defined meta:name="ContentTypeId">0x0101002F0F72F23DC7DC448F06EE35058A96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